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co2" style:family="table-column">
      <style:table-column-properties fo:break-before="auto" style:column-width="180pt"/>
    </style:style>
    <style:style style:name="co3" style:family="table-column">
      <style:table-column-properties fo:break-before="auto" style:column-width="45.5pt"/>
    </style:style>
    <style:style style:name="co4" style:family="table-column">
      <style:table-column-properties fo:break-before="auto" style:column-width="60.15pt"/>
    </style:style>
    <style:style style:name="co5" style:family="table-column">
      <style:table-column-properties fo:break-before="auto" style:column-width="78.8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monitor-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number-columns-repeated="1018" table:default-cell-style-name="ce1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table:style-name="ce2"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C_Rect_L7.2mm_W3.0mm_P5.00mm_FKS2_FKP2_MKS2_MKP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µ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P_Radial_D5.0mm_P2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µ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1,D2</text:p>
          </table:table-cell>
          <table:table-cell office:value-type="string" calcext:value-type="string">
            <text:p>D_DO-35_SOD27_P7.62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,U5</text:p>
          </table:table-cell>
          <table:table-cell office:value-type="string" calcext:value-type="string">
            <text:p>DIP-14_W7.62mm_Socket_LongPa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40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3,U4</text:p>
          </table:table-cell>
          <table:table-cell office:value-type="string" calcext:value-type="string">
            <text:p>DIP-14_W7.62mm_Socket_LongPa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DIP-14_W7.62mm_Socket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DIP-14_W7.62mm_Socket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DIP-14_W7.62mm_Socket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6,U27,U28,U29</text:p>
          </table:table-cell>
          <table:table-cell office:value-type="string" calcext:value-type="string">
            <text:p>DIP-14_W7.62mm_Socket_LongPa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4HC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DIP-16_W7.62mm_Socket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AC1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8,U9,U10</text:p>
          </table:table-cell>
          <table:table-cell office:value-type="string" calcext:value-type="string">
            <text:p>DIP-16_W7.62mm_Socket_LongPa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4HC1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6,U7</text:p>
          </table:table-cell>
          <table:table-cell office:value-type="string" calcext:value-type="string">
            <text:p>DIP-20_W7.62mm_Socket_LongPa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AC5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4,U16,U18,U20,U22,U24</text:p>
          </table:table-cell>
          <table:table-cell office:value-type="string" calcext:value-type="string">
            <text:p>DIP-20_W7.62mm_Socket_LongP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4AC5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N1,RN2,RN3</text:p>
          </table:table-cell>
          <table:table-cell office:value-type="string" calcext:value-type="string">
            <text:p>R_Array_SIP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0kΩ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1 – R48</text:p>
          </table:table-cell>
          <table:table-cell office:value-type="string" calcext:value-type="string">
            <text:p>R_Axial_DIN0204_L3.6mm_D1.6mm_P5.08mm_Horizontal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20Ω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5,U17,U19,U21,U23,U25</text:p>
          </table:table-cell>
          <table:table-cell office:value-type="string" calcext:value-type="string">
            <text:p>SC39-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39-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1,CN2,CN3</text:p>
          </table:table-cell>
          <table:table-cell office:value-type="string" calcext:value-type="string">
            <text:p>SIP9_Hous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µ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Socket_DIN41612-CaseC1-full-Male-96Pin-3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96AB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1 – SW24</text:p>
          </table:table-cell>
          <table:table-cell office:value-type="string" calcext:value-type="string">
            <text:p>SW_PUSH_6mm_h5m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W</text:p>
          </table:table-cell>
          <table:table-cell table:number-columns-repeated="1019"/>
        </table:table-row>
        <table:table-row table:style-name="ro3" table:number-rows-repeated="1048555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  <table:database-ranges>
        <table:database-range table:name="__Anonymous_Sheet_DB__0" table:target-range-address="'monitor-bom'.A1:'monitor-bom'.D2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3">00/00/0000</text:date>, <text:time style:data-style-name="N2" text:time-value="22:08:50.3334794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3T22:14:53.419852955</dc:date>
    <meta:editing-duration>PT7M28S</meta:editing-duration>
    <meta:editing-cycles>3</meta:editing-cycles>
    <meta:generator>LibreOffice/6.1.3.2$Linux_X86_64 LibreOffice_project/10$Build-2</meta:generator>
    <meta:document-statistic meta:table-count="1" meta:cell-count="80" meta:object-count="0"/>
  </office:meta>
</office:document-meta>
</file>